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fa386" officeooo:paragraph-rsid="001fa386"/>
    </style:style>
    <style:style style:name="P2" style:family="paragraph" style:parent-style-name="Title">
      <style:text-properties officeooo:rsid="001fa386" officeooo:paragraph-rsid="001fa3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rta de presentacion</text:p>
      <text:p text:style-name="P1"/>
      <text:p text:style-name="P1">nombre empresa</text:p>
      <text:p text:style-name="P1">dirección</text:p>
      <text:p text:style-name="P1">cp</text:p>
      <text:p text:style-name="P1"/>
      <text:p text:style-name="P1">Señores/as de recursos humanos.</text:p>
      <text:p text:style-name="P1"/>
      <text:p text:style-name="P1">Me dirijo a vosotros por este motivo.</text:p>
      <text:p text:style-name="P1"/>
      <text:p text:style-name="P1">En ese caso yo soy un programador full stack ya que puedo realizar tanto el diseño de la pagina web sino tambien implementar funciones y caracteristicas visibles a traves de html/css, javascript, typescript, como en backend connectando el mongodb con mongoose y haciendo el CRUD con node.j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0T22:25:54.804000000</meta:creation-date>
    <dc:date>2023-05-10T22:48:53.371000000</dc:date>
    <meta:editing-duration>PT22M58S</meta:editing-duration>
    <meta:editing-cycles>1</meta:editing-cycles>
    <meta:document-statistic meta:table-count="0" meta:image-count="0" meta:object-count="0" meta:page-count="1" meta:paragraph-count="7" meta:word-count="65" meta:character-count="404" meta:non-whitespace-character-count="346"/>
    <meta:generator>LibreOffice/7.5.3.2$Windows_X86_64 LibreOffice_project/9f56dff12ba03b9acd7730a5a481eea045e468f3</meta:generator>
  </office:meta>
</office:document-meta>
</file>